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7F0000129600001A4C073AD56ECC7970B31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b2b2b2" draw:fill="none" draw:fill-color="#dddddd" draw:textarea-vertical-align="middle" fo:min-height="6.862cm"/>
      <style:paragraph-properties style:writing-mode="lr-tb"/>
    </style:style>
    <style:style style:name="gr2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dddddd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493cm" svg:height="7.112cm" svg:x="3.159cm" svg:y="2.397cm">
          <draw:text-box>
            <text:p text:style-name="P1">ABC</text:p>
          </draw:text-box>
        </draw:frame>
        <draw:frame draw:style-name="gr2" draw:text-style-name="P3" draw:layer="layout" svg:width="7.621cm" svg:height="10.783cm" svg:x="12.429cm" svg:y="10.41cm">
          <draw:image xlink:href="Pictures/100037F0000129600001A4C073AD56ECC7970B31.pdf" xlink:type="simple" xlink:show="embed" xlink:actuate="onLoad" draw:mime-type="application/pd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8e86a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30T08:30:09.120844967</meta:creation-date>
    <dc:title>MyTemplate</dc:title>
    <meta:editing-duration>PT1M15S</meta:editing-duration>
    <meta:editing-cycles>2</meta:editing-cycles>
    <meta:generator>LibreOfficeDev/7.1.0.0.alpha0$Linux_X86_64 LibreOffice_project/f2a97f1e21cd5957ae74eb73eacbe27356a9534f</meta:generator>
    <dc:date>2020-05-30T08:42:18.423222469</dc:date>
    <meta:document-statistic meta:object-count="2"/>
    <meta:template xlink:type="simple" xlink:actuate="onRequest" xlink:title="MyTemplate" xlink:href="../Templates/MyTemplate.otg" meta:date="2020-05-30T08:30:08.497076940"/>
  </office:meta>
</office:document-meta>
</file>